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margin-left="0.141cm" fo:margin-right="0cm" fo:line-height="115%" fo:text-align="center" style:justify-single-word="false" fo:text-indent="0cm" style:auto-text-indent="false" style:page-number="auto" fo:break-before="auto" fo:break-after="auto" style:writing-mode="lr-tb"/>
    </style:style>
    <style:style style:name="P3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4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T1" style:family="text">
      <style:text-properties fo:color="#666666" style:font-name="Trebuchet MS" fo:font-size="18pt" fo:font-weight="bold" style:font-name-asian="Trebuchet MS" style:font-size-asian="18pt" style:font-weight-asian="bold" style:font-name-complex="Trebuchet MS" style:font-size-complex="18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background-color="#fff2c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ens</text:span><text:span text:style-name="T1"> </text:span><text:span text:style-name="T1">Hx</text:span><text:span text:style-name="T1">-</text:span><text:span text:style-name="T1">cordova</text:span></text:p>
      <text:list xml:id="list37283591" text:style-name="LS1">
        <text:list-item>
          <text:p text:style-name="P3"><text:span text:style-name="T2">Download</text:span><text:span text:style-name="T2"> </text:span><text:span text:style-name="T2">from</text:span><text:span text:style-name="T2"> </text:span><text:span text:style-name="T2">G</text:span><text:span text:style-name="T2"> </text:span><text:span text:style-name="T2">Play</text:span><text:span text:style-name="T2"> : </text:span></text:p>
          <text:list>
            <text:list-item>
              <text:p text:style-name="P3">Exemples plugins <text:s/>: <text:line-break/><text:a xlink:type="simple" xlink:href="https://play.google.com/store/apps/details?id=net.pixaline.geoloc"><text:span text:style-name="T3">https</text:span></text:a><text:a xlink:type="simple" xlink:href="https://play.google.com/store/apps/details?id=net.pixaline.geoloc"><text:span text:style-name="T3">://</text:span></text:a><text:a xlink:type="simple" xlink:href="https://play.google.com/store/apps/details?id=net.pixaline.geoloc"><text:span text:style-name="T3">play</text:span></text:a><text:a xlink:type="simple" xlink:href="https://play.google.com/store/apps/details?id=net.pixaline.geoloc"><text:span text:style-name="T3">.</text:span></text:a><text:a xlink:type="simple" xlink:href="https://play.google.com/store/apps/details?id=net.pixaline.geoloc"><text:span text:style-name="T3">google</text:span></text:a><text:a xlink:type="simple" xlink:href="https://play.google.com/store/apps/details?id=net.pixaline.geoloc"><text:span text:style-name="T3">.</text:span></text:a><text:a xlink:type="simple" xlink:href="https://play.google.com/store/apps/details?id=net.pixaline.geoloc"><text:span text:style-name="T3">com</text:span></text:a><text:a xlink:type="simple" xlink:href="https://play.google.com/store/apps/details?id=net.pixaline.geoloc"><text:span text:style-name="T3">/</text:span></text:a><text:a xlink:type="simple" xlink:href="https://play.google.com/store/apps/details?id=net.pixaline.geoloc"><text:span text:style-name="T3">store</text:span></text:a><text:a xlink:type="simple" xlink:href="https://play.google.com/store/apps/details?id=net.pixaline.geoloc"><text:span text:style-name="T3">/</text:span></text:a><text:a xlink:type="simple" xlink:href="https://play.google.com/store/apps/details?id=net.pixaline.geoloc"><text:span text:style-name="T3">apps</text:span></text:a><text:a xlink:type="simple" xlink:href="https://play.google.com/store/apps/details?id=net.pixaline.geoloc"><text:span text:style-name="T3">/</text:span></text:a><text:a xlink:type="simple" xlink:href="https://play.google.com/store/apps/details?id=net.pixaline.geoloc"><text:span text:style-name="T3">details</text:span></text:a><text:a xlink:type="simple" xlink:href="https://play.google.com/store/apps/details?id=net.pixaline.geoloc"><text:span text:style-name="T3">?</text:span></text:a><text:a xlink:type="simple" xlink:href="https://play.google.com/store/apps/details?id=net.pixaline.geoloc"><text:span text:style-name="T3">id</text:span></text:a><text:a xlink:type="simple" xlink:href="https://play.google.com/store/apps/details?id=net.pixaline.geoloc"><text:span text:style-name="T3">=</text:span></text:a><text:a xlink:type="simple" xlink:href="https://play.google.com/store/apps/details?id=net.pixaline.geoloc"><text:span text:style-name="T3">net</text:span></text:a><text:a xlink:type="simple" xlink:href="https://play.google.com/store/apps/details?id=net.pixaline.geoloc"><text:span text:style-name="T3">.</text:span></text:a><text:a xlink:type="simple" xlink:href="https://play.google.com/store/apps/details?id=net.pixaline.geoloc"><text:span text:style-name="T3">pixaline</text:span></text:a><text:a xlink:type="simple" xlink:href="https://play.google.com/store/apps/details?id=net.pixaline.geoloc"><text:span text:style-name="T3">.</text:span></text:a><text:a xlink:type="simple" xlink:href="https://play.google.com/store/apps/details?id=net.pixaline.geoloc"><text:span text:style-name="T3">geoloc</text:span></text:a></text:p>
            </text:list-item>
            <text:list-item>
              <text:p text:style-name="P3">Exemple II mixte:<text:line-break/><text:a xlink:type="simple" xlink:href="https://play.google.com/store/apps/details?id=net.pixaline.uicompo"><text:span text:style-name="T3">https</text:span></text:a><text:a xlink:type="simple" xlink:href="https://play.google.com/store/apps/details?id=net.pixaline.uicompo"><text:span text:style-name="T3">://</text:span></text:a><text:a xlink:type="simple" xlink:href="https://play.google.com/store/apps/details?id=net.pixaline.uicompo"><text:span text:style-name="T3">play</text:span></text:a><text:a xlink:type="simple" xlink:href="https://play.google.com/store/apps/details?id=net.pixaline.uicompo"><text:span text:style-name="T3">.</text:span></text:a><text:a xlink:type="simple" xlink:href="https://play.google.com/store/apps/details?id=net.pixaline.uicompo"><text:span text:style-name="T3">google</text:span></text:a><text:a xlink:type="simple" xlink:href="https://play.google.com/store/apps/details?id=net.pixaline.uicompo"><text:span text:style-name="T3">.</text:span></text:a><text:a xlink:type="simple" xlink:href="https://play.google.com/store/apps/details?id=net.pixaline.uicompo"><text:span text:style-name="T3">com</text:span></text:a><text:a xlink:type="simple" xlink:href="https://play.google.com/store/apps/details?id=net.pixaline.uicompo"><text:span text:style-name="T3">/</text:span></text:a><text:a xlink:type="simple" xlink:href="https://play.google.com/store/apps/details?id=net.pixaline.uicompo"><text:span text:style-name="T3">store</text:span></text:a><text:a xlink:type="simple" xlink:href="https://play.google.com/store/apps/details?id=net.pixaline.uicompo"><text:span text:style-name="T3">/</text:span></text:a><text:a xlink:type="simple" xlink:href="https://play.google.com/store/apps/details?id=net.pixaline.uicompo"><text:span text:style-name="T3">apps</text:span></text:a><text:a xlink:type="simple" xlink:href="https://play.google.com/store/apps/details?id=net.pixaline.uicompo"><text:span text:style-name="T3">/</text:span></text:a><text:a xlink:type="simple" xlink:href="https://play.google.com/store/apps/details?id=net.pixaline.uicompo"><text:span text:style-name="T3">details</text:span></text:a><text:a xlink:type="simple" xlink:href="https://play.google.com/store/apps/details?id=net.pixaline.uicompo"><text:span text:style-name="T3">?</text:span></text:a><text:a xlink:type="simple" xlink:href="https://play.google.com/store/apps/details?id=net.pixaline.uicompo"><text:span text:style-name="T3">id</text:span></text:a><text:a xlink:type="simple" xlink:href="https://play.google.com/store/apps/details?id=net.pixaline.uicompo"><text:span text:style-name="T3">=</text:span></text:a><text:a xlink:type="simple" xlink:href="https://play.google.com/store/apps/details?id=net.pixaline.uicompo"><text:span text:style-name="T3">net</text:span></text:a><text:a xlink:type="simple" xlink:href="https://play.google.com/store/apps/details?id=net.pixaline.uicompo"><text:span text:style-name="T3">.</text:span></text:a><text:a xlink:type="simple" xlink:href="https://play.google.com/store/apps/details?id=net.pixaline.uicompo"><text:span text:style-name="T3">pixaline</text:span></text:a><text:a xlink:type="simple" xlink:href="https://play.google.com/store/apps/details?id=net.pixaline.uicompo"><text:span text:style-name="T3">.</text:span></text:a><text:a xlink:type="simple" xlink:href="https://play.google.com/store/apps/details?id=net.pixaline.uicompo"><text:span text:style-name="T3">uicompo</text:span></text:a><text:line-break/>ou bien:</text:p>
            </text:list-item>
            <text:list-item>
              <text:p text:style-name="P3">Play Store sur le mobile &gt; recherche &gt; Apix<text:line-break/>installer “<text:span text:style-name="T5">apix</text:span><text:span text:style-name="T5"> </text:span><text:span text:style-name="T5">cordova</text:span><text:span text:style-name="T5"> </text:span><text:span text:style-name="T5">demo</text:span>” et <text:s/>“<text:span text:style-name="T5">apix</text:span><text:span text:style-name="T5"> </text:span><text:span text:style-name="T5">UICompo</text:span>” </text:p>
            </text:list-item>
          </text:list>
        </text:list-item>
      </text:list>
      <text:p text:style-name="P1"><text:tab/></text:p>
      <text:list xml:id="list37256738" text:style-name="LS2">
        <text:list-item>
          <text:p text:style-name="P4"><text:span text:style-name="T2">Installations</text:span><text:span text:style-name="T2"> :</text:span><text:line-break/><text:a xlink:type="simple" xlink:href="https://drive.google.com/open?id=1MnxaZc4_HAPy4z21w4506eVFxh6fd3hUJYHl-9uWJzM&amp;authuser=0"><text:span text:style-name="T3">https</text:span></text:a><text:a xlink:type="simple" xlink:href="https://drive.google.com/open?id=1MnxaZc4_HAPy4z21w4506eVFxh6fd3hUJYHl-9uWJzM&amp;authuser=0"><text:span text:style-name="T3">://</text:span></text:a><text:a xlink:type="simple" xlink:href="https://drive.google.com/open?id=1MnxaZc4_HAPy4z21w4506eVFxh6fd3hUJYHl-9uWJzM&amp;authuser=0"><text:span text:style-name="T3">drive</text:span></text:a><text:a xlink:type="simple" xlink:href="https://drive.google.com/open?id=1MnxaZc4_HAPy4z21w4506eVFxh6fd3hUJYHl-9uWJzM&amp;authuser=0"><text:span text:style-name="T3">.</text:span></text:a><text:a xlink:type="simple" xlink:href="https://drive.google.com/open?id=1MnxaZc4_HAPy4z21w4506eVFxh6fd3hUJYHl-9uWJzM&amp;authuser=0"><text:span text:style-name="T3">google</text:span></text:a><text:a xlink:type="simple" xlink:href="https://drive.google.com/open?id=1MnxaZc4_HAPy4z21w4506eVFxh6fd3hUJYHl-9uWJzM&amp;authuser=0"><text:span text:style-name="T3">.</text:span></text:a><text:a xlink:type="simple" xlink:href="https://drive.google.com/open?id=1MnxaZc4_HAPy4z21w4506eVFxh6fd3hUJYHl-9uWJzM&amp;authuser=0"><text:span text:style-name="T3">com</text:span></text:a><text:a xlink:type="simple" xlink:href="https://drive.google.com/open?id=1MnxaZc4_HAPy4z21w4506eVFxh6fd3hUJYHl-9uWJzM&amp;authuser=0"><text:span text:style-name="T3">/</text:span></text:a><text:a xlink:type="simple" xlink:href="https://drive.google.com/open?id=1MnxaZc4_HAPy4z21w4506eVFxh6fd3hUJYHl-9uWJzM&amp;authuser=0"><text:span text:style-name="T3">open</text:span></text:a><text:a xlink:type="simple" xlink:href="https://drive.google.com/open?id=1MnxaZc4_HAPy4z21w4506eVFxh6fd3hUJYHl-9uWJzM&amp;authuser=0"><text:span text:style-name="T3">?</text:span></text:a><text:a xlink:type="simple" xlink:href="https://drive.google.com/open?id=1MnxaZc4_HAPy4z21w4506eVFxh6fd3hUJYHl-9uWJzM&amp;authuser=0"><text:span text:style-name="T3">id</text:span></text:a><text:a xlink:type="simple" xlink:href="https://drive.google.com/open?id=1MnxaZc4_HAPy4z21w4506eVFxh6fd3hUJYHl-9uWJzM&amp;authuser=0"><text:span text:style-name="T3">=1</text:span></text:a><text:a xlink:type="simple" xlink:href="https://drive.google.com/open?id=1MnxaZc4_HAPy4z21w4506eVFxh6fd3hUJYHl-9uWJzM&amp;authuser=0"><text:span text:style-name="T3">MnxaZc</text:span></text:a><text:a xlink:type="simple" xlink:href="https://drive.google.com/open?id=1MnxaZc4_HAPy4z21w4506eVFxh6fd3hUJYHl-9uWJzM&amp;authuser=0"><text:span text:style-name="T3">4_</text:span></text:a><text:a xlink:type="simple" xlink:href="https://drive.google.com/open?id=1MnxaZc4_HAPy4z21w4506eVFxh6fd3hUJYHl-9uWJzM&amp;authuser=0"><text:span text:style-name="T3">HAPy</text:span></text:a><text:a xlink:type="simple" xlink:href="https://drive.google.com/open?id=1MnxaZc4_HAPy4z21w4506eVFxh6fd3hUJYHl-9uWJzM&amp;authuser=0"><text:span text:style-name="T3">4</text:span></text:a><text:a xlink:type="simple" xlink:href="https://drive.google.com/open?id=1MnxaZc4_HAPy4z21w4506eVFxh6fd3hUJYHl-9uWJzM&amp;authuser=0"><text:span text:style-name="T3">z</text:span></text:a><text:a xlink:type="simple" xlink:href="https://drive.google.com/open?id=1MnxaZc4_HAPy4z21w4506eVFxh6fd3hUJYHl-9uWJzM&amp;authuser=0"><text:span text:style-name="T3">21</text:span></text:a><text:a xlink:type="simple" xlink:href="https://drive.google.com/open?id=1MnxaZc4_HAPy4z21w4506eVFxh6fd3hUJYHl-9uWJzM&amp;authuser=0"><text:span text:style-name="T3">w</text:span></text:a><text:a xlink:type="simple" xlink:href="https://drive.google.com/open?id=1MnxaZc4_HAPy4z21w4506eVFxh6fd3hUJYHl-9uWJzM&amp;authuser=0"><text:span text:style-name="T3">4506</text:span></text:a><text:a xlink:type="simple" xlink:href="https://drive.google.com/open?id=1MnxaZc4_HAPy4z21w4506eVFxh6fd3hUJYHl-9uWJzM&amp;authuser=0"><text:span text:style-name="T3">eVFxh</text:span></text:a><text:a xlink:type="simple" xlink:href="https://drive.google.com/open?id=1MnxaZc4_HAPy4z21w4506eVFxh6fd3hUJYHl-9uWJzM&amp;authuser=0"><text:span text:style-name="T3">6</text:span></text:a><text:a xlink:type="simple" xlink:href="https://drive.google.com/open?id=1MnxaZc4_HAPy4z21w4506eVFxh6fd3hUJYHl-9uWJzM&amp;authuser=0"><text:span text:style-name="T3">fd</text:span></text:a><text:a xlink:type="simple" xlink:href="https://drive.google.com/open?id=1MnxaZc4_HAPy4z21w4506eVFxh6fd3hUJYHl-9uWJzM&amp;authuser=0"><text:span text:style-name="T3">3</text:span></text:a><text:a xlink:type="simple" xlink:href="https://drive.google.com/open?id=1MnxaZc4_HAPy4z21w4506eVFxh6fd3hUJYHl-9uWJzM&amp;authuser=0"><text:span text:style-name="T3">hUJYHl</text:span></text:a><text:a xlink:type="simple" xlink:href="https://drive.google.com/open?id=1MnxaZc4_HAPy4z21w4506eVFxh6fd3hUJYHl-9uWJzM&amp;authuser=0"><text:span text:style-name="T3">-9</text:span></text:a><text:a xlink:type="simple" xlink:href="https://drive.google.com/open?id=1MnxaZc4_HAPy4z21w4506eVFxh6fd3hUJYHl-9uWJzM&amp;authuser=0"><text:span text:style-name="T3">uWJzM</text:span></text:a><text:a xlink:type="simple" xlink:href="https://drive.google.com/open?id=1MnxaZc4_HAPy4z21w4506eVFxh6fd3hUJYHl-9uWJzM&amp;authuser=0"><text:span text:style-name="T3">&amp;</text:span></text:a><text:a xlink:type="simple" xlink:href="https://drive.google.com/open?id=1MnxaZc4_HAPy4z21w4506eVFxh6fd3hUJYHl-9uWJzM&amp;authuser=0"><text:span text:style-name="T3">authuser</text:span></text:a><text:a xlink:type="simple" xlink:href="https://drive.google.com/open?id=1MnxaZc4_HAPy4z21w4506eVFxh6fd3hUJYHl-9uWJzM&amp;authuser=0"><text:span text:style-name="T3">=0</text:span></text:a></text:p>
        </text:list-item>
      </text:list>
      <text:p text:style-name="P1"/>
      <text:list xml:id="list37282079" text:style-name="LS3">
        <text:list-item>
          <text:p text:style-name="P5"><text:span text:style-name="T6">Développements</text:span><text:span text:style-name="T6"> :</text:span></text:p>
          <text:list>
            <text:list-item>
              <text:p text:style-name="P5">Dossier commun :<text:tab/><text:line-break/>code utf8: <text:a xlink:type="simple" xlink:href="http://unicode-table.com/fr/blocks/latin-1-supplement/"><text:span text:style-name="T3">http</text:span></text:a><text:a xlink:type="simple" xlink:href="http://unicode-table.com/fr/blocks/latin-1-supplement/"><text:span text:style-name="T3">://</text:span></text:a><text:a xlink:type="simple" xlink:href="http://unicode-table.com/fr/blocks/latin-1-supplement/"><text:span text:style-name="T3">unicode</text:span></text:a><text:a xlink:type="simple" xlink:href="http://unicode-table.com/fr/blocks/latin-1-supplement/"><text:span text:style-name="T3">-</text:span></text:a><text:a xlink:type="simple" xlink:href="http://unicode-table.com/fr/blocks/latin-1-supplement/"><text:span text:style-name="T3">table</text:span></text:a><text:a xlink:type="simple" xlink:href="http://unicode-table.com/fr/blocks/latin-1-supplement/"><text:span text:style-name="T3">.</text:span></text:a><text:a xlink:type="simple" xlink:href="http://unicode-table.com/fr/blocks/latin-1-supplement/"><text:span text:style-name="T3">com</text:span></text:a><text:a xlink:type="simple" xlink:href="http://unicode-table.com/fr/blocks/latin-1-supplement/"><text:span text:style-name="T3">/</text:span></text:a><text:a xlink:type="simple" xlink:href="http://unicode-table.com/fr/blocks/latin-1-supplement/"><text:span text:style-name="T3">fr</text:span></text:a><text:a xlink:type="simple" xlink:href="http://unicode-table.com/fr/blocks/latin-1-supplement/"><text:span text:style-name="T3">/</text:span></text:a><text:a xlink:type="simple" xlink:href="http://unicode-table.com/fr/blocks/latin-1-supplement/"><text:span text:style-name="T3">blocks</text:span></text:a><text:a xlink:type="simple" xlink:href="http://unicode-table.com/fr/blocks/latin-1-supplement/"><text:span text:style-name="T3">/</text:span></text:a><text:a xlink:type="simple" xlink:href="http://unicode-table.com/fr/blocks/latin-1-supplement/"><text:span text:style-name="T3">latin</text:span></text:a><text:a xlink:type="simple" xlink:href="http://unicode-table.com/fr/blocks/latin-1-supplement/"><text:span text:style-name="T3">-1-</text:span></text:a><text:a xlink:type="simple" xlink:href="http://unicode-table.com/fr/blocks/latin-1-supplement/"><text:span text:style-name="T3">supplement</text:span></text:a><text:a xlink:type="simple" xlink:href="http://unicode-table.com/fr/blocks/latin-1-supplement/"><text:span text:style-name="T3">/</text:span></text:a> <text:line-break/>compte shared Gdocs : <text:a xlink:type="simple" xlink:href="mailto:cordosample@gmail.com"><text:span text:style-name="T3">cordosample</text:span></text:a><text:a xlink:type="simple" xlink:href="mailto:cordosample@gmail.com"><text:span text:style-name="T3">@</text:span></text:a><text:a xlink:type="simple" xlink:href="mailto:cordosample@gmail.com"><text:span text:style-name="T3">gmail</text:span></text:a><text:a xlink:type="simple" xlink:href="mailto:cordosample@gmail.com"><text:span text:style-name="T3">.</text:span></text:a><text:a xlink:type="simple" xlink:href="mailto:cordosample@gmail.com"><text:span text:style-name="T3">com</text:span></text:a> &amp; clavier+2015 <text:line-break/>Accès dossier partagé <text:a xlink:type="simple" xlink:href="https://drive.google.com/folderview?id=0B1nX5rwWbBRifnBxRENYbGtySFR4ckNDZGtSX0hxMVZ1czJrTTJfQmhvVnlsSGNHWlBRTEk&amp;usp=sharing"><text:span text:style-name="T3">https</text:span></text:a><text:a xlink:type="simple" xlink:href="https://drive.google.com/folderview?id=0B1nX5rwWbBRifnBxRENYbGtySFR4ckNDZGtSX0hxMVZ1czJrTTJfQmhvVnlsSGNHWlBRTEk&amp;usp=sharing"><text:span text:style-name="T3">://</text:span></text:a><text:a xlink:type="simple" xlink:href="https://drive.google.com/folderview?id=0B1nX5rwWbBRifnBxRENYbGtySFR4ckNDZGtSX0hxMVZ1czJrTTJfQmhvVnlsSGNHWlBRTEk&amp;usp=sharing"><text:span text:style-name="T3">drive</text:span></text:a><text:a xlink:type="simple" xlink:href="https://drive.google.com/folderview?id=0B1nX5rwWbBRifnBxRENYbGtySFR4ckNDZGtSX0hxMVZ1czJrTTJfQmhvVnlsSGNHWlBRTEk&amp;usp=sharing"><text:span text:style-name="T3">.</text:span></text:a><text:a xlink:type="simple" xlink:href="https://drive.google.com/folderview?id=0B1nX5rwWbBRifnBxRENYbGtySFR4ckNDZGtSX0hxMVZ1czJrTTJfQmhvVnlsSGNHWlBRTEk&amp;usp=sharing"><text:span text:style-name="T3">google</text:span></text:a><text:a xlink:type="simple" xlink:href="https://drive.google.com/folderview?id=0B1nX5rwWbBRifnBxRENYbGtySFR4ckNDZGtSX0hxMVZ1czJrTTJfQmhvVnlsSGNHWlBRTEk&amp;usp=sharing"><text:span text:style-name="T3">.</text:span></text:a><text:a xlink:type="simple" xlink:href="https://drive.google.com/folderview?id=0B1nX5rwWbBRifnBxRENYbGtySFR4ckNDZGtSX0hxMVZ1czJrTTJfQmhvVnlsSGNHWlBRTEk&amp;usp=sharing"><text:span text:style-name="T3">com</text:span></text:a><text:a xlink:type="simple" xlink:href="https://drive.google.com/folderview?id=0B1nX5rwWbBRifnBxRENYbGtySFR4ckNDZGtSX0hxMVZ1czJrTTJfQmhvVnlsSGNHWlBRTEk&amp;usp=sharing"><text:span text:style-name="T3">/</text:span></text:a><text:a xlink:type="simple" xlink:href="https://drive.google.com/folderview?id=0B1nX5rwWbBRifnBxRENYbGtySFR4ckNDZGtSX0hxMVZ1czJrTTJfQmhvVnlsSGNHWlBRTEk&amp;usp=sharing"><text:span text:style-name="T3">folderview</text:span></text:a><text:a xlink:type="simple" xlink:href="https://drive.google.com/folderview?id=0B1nX5rwWbBRifnBxRENYbGtySFR4ckNDZGtSX0hxMVZ1czJrTTJfQmhvVnlsSGNHWlBRTEk&amp;usp=sharing"><text:span text:style-name="T3">?</text:span></text:a><text:a xlink:type="simple" xlink:href="https://drive.google.com/folderview?id=0B1nX5rwWbBRifnBxRENYbGtySFR4ckNDZGtSX0hxMVZ1czJrTTJfQmhvVnlsSGNHWlBRTEk&amp;usp=sharing"><text:span text:style-name="T3">id</text:span></text:a><text:a xlink:type="simple" xlink:href="https://drive.google.com/folderview?id=0B1nX5rwWbBRifnBxRENYbGtySFR4ckNDZGtSX0hxMVZ1czJrTTJfQmhvVnlsSGNHWlBRTEk&amp;usp=sharing"><text:span text:style-name="T3">=0</text:span></text:a><text:a xlink:type="simple" xlink:href="https://drive.google.com/folderview?id=0B1nX5rwWbBRifnBxRENYbGtySFR4ckNDZGtSX0hxMVZ1czJrTTJfQmhvVnlsSGNHWlBRTEk&amp;usp=sharing"><text:span text:style-name="T3">B</text:span></text:a><text:a xlink:type="simple" xlink:href="https://drive.google.com/folderview?id=0B1nX5rwWbBRifnBxRENYbGtySFR4ckNDZGtSX0hxMVZ1czJrTTJfQmhvVnlsSGNHWlBRTEk&amp;usp=sharing"><text:span text:style-name="T3">1</text:span></text:a><text:a xlink:type="simple" xlink:href="https://drive.google.com/folderview?id=0B1nX5rwWbBRifnBxRENYbGtySFR4ckNDZGtSX0hxMVZ1czJrTTJfQmhvVnlsSGNHWlBRTEk&amp;usp=sharing"><text:span text:style-name="T3">nX</text:span></text:a><text:a xlink:type="simple" xlink:href="https://drive.google.com/folderview?id=0B1nX5rwWbBRifnBxRENYbGtySFR4ckNDZGtSX0hxMVZ1czJrTTJfQmhvVnlsSGNHWlBRTEk&amp;usp=sharing"><text:span text:style-name="T3">5</text:span></text:a><text:a xlink:type="simple" xlink:href="https://drive.google.com/folderview?id=0B1nX5rwWbBRifnBxRENYbGtySFR4ckNDZGtSX0hxMVZ1czJrTTJfQmhvVnlsSGNHWlBRTEk&amp;usp=sharing"><text:span text:style-name="T3">rwWbBRifnBxRENYbGtySFR</text:span></text:a><text:a xlink:type="simple" xlink:href="https://drive.google.com/folderview?id=0B1nX5rwWbBRifnBxRENYbGtySFR4ckNDZGtSX0hxMVZ1czJrTTJfQmhvVnlsSGNHWlBRTEk&amp;usp=sharing"><text:span text:style-name="T3">4</text:span></text:a><text:a xlink:type="simple" xlink:href="https://drive.google.com/folderview?id=0B1nX5rwWbBRifnBxRENYbGtySFR4ckNDZGtSX0hxMVZ1czJrTTJfQmhvVnlsSGNHWlBRTEk&amp;usp=sharing"><text:span text:style-name="T3">ckNDZGtSX</text:span></text:a><text:a xlink:type="simple" xlink:href="https://drive.google.com/folderview?id=0B1nX5rwWbBRifnBxRENYbGtySFR4ckNDZGtSX0hxMVZ1czJrTTJfQmhvVnlsSGNHWlBRTEk&amp;usp=sharing"><text:span text:style-name="T3">0</text:span></text:a><text:a xlink:type="simple" xlink:href="https://drive.google.com/folderview?id=0B1nX5rwWbBRifnBxRENYbGtySFR4ckNDZGtSX0hxMVZ1czJrTTJfQmhvVnlsSGNHWlBRTEk&amp;usp=sharing"><text:span text:style-name="T3">hxMVZ</text:span></text:a><text:a xlink:type="simple" xlink:href="https://drive.google.com/folderview?id=0B1nX5rwWbBRifnBxRENYbGtySFR4ckNDZGtSX0hxMVZ1czJrTTJfQmhvVnlsSGNHWlBRTEk&amp;usp=sharing"><text:span text:style-name="T3">1</text:span></text:a><text:a xlink:type="simple" xlink:href="https://drive.google.com/folderview?id=0B1nX5rwWbBRifnBxRENYbGtySFR4ckNDZGtSX0hxMVZ1czJrTTJfQmhvVnlsSGNHWlBRTEk&amp;usp=sharing"><text:span text:style-name="T3">czJrTTJfQmhvVnlsSGNHWlBRTEk</text:span></text:a><text:a xlink:type="simple" xlink:href="https://drive.google.com/folderview?id=0B1nX5rwWbBRifnBxRENYbGtySFR4ckNDZGtSX0hxMVZ1czJrTTJfQmhvVnlsSGNHWlBRTEk&amp;usp=sharing"><text:span text:style-name="T3">&amp;</text:span></text:a><text:a xlink:type="simple" xlink:href="https://drive.google.com/folderview?id=0B1nX5rwWbBRifnBxRENYbGtySFR4ckNDZGtSX0hxMVZ1czJrTTJfQmhvVnlsSGNHWlBRTEk&amp;usp=sharing"><text:span text:style-name="T3">usp</text:span></text:a><text:a xlink:type="simple" xlink:href="https://drive.google.com/folderview?id=0B1nX5rwWbBRifnBxRENYbGtySFR4ckNDZGtSX0hxMVZ1czJrTTJfQmhvVnlsSGNHWlBRTEk&amp;usp=sharing"><text:span text:style-name="T3">=</text:span></text:a><text:a xlink:type="simple" xlink:href="https://drive.google.com/folderview?id=0B1nX5rwWbBRifnBxRENYbGtySFR4ckNDZGtSX0hxMVZ1czJrTTJfQmhvVnlsSGNHWlBRTEk&amp;usp=sharing"><text:span text:style-name="T3">sharing</text:span></text:a><text:line-break/><text:line-break/></text:p>
            </text:list-item>
          </text:list>
        </text:list-item>
        <text:list-item>
          <text:p text:style-name="P5"><text:span text:style-name="T2">Mise</text:span><text:span text:style-name="T2"> </text:span><text:span text:style-name="T2">en</text:span><text:span text:style-name="T2"> </text:span><text:span text:style-name="T2">ligne</text:span><text:span text:style-name="T2"> </text:span><text:span text:style-name="T2">de</text:span><text:span text:style-name="T2"> </text:span><text:span text:style-name="T2">l</text:span><text:span text:style-name="T2">’</text:span><text:span text:style-name="T2">application</text:span><text:span text:style-name="T2">.<text:line-break/></text:span></text:p>
        </text:list-item>
      </text:list>
      <text:list xml:id="list37261676" text:style-name="LS4">
        <text:list-item>
          <text:p text:style-name="P6"><text:span text:style-name="T7">Devenir</text:span><text:span text:style-name="T7"> </text:span><text:span text:style-name="T7">développeur</text:span><text:span text:style-name="T7"> </text:span><text:span text:style-name="T7">Android</text:span><text:span text:style-name="T7"> “</text:span><text:span text:style-name="T7">boutique</text:span><text:span text:style-name="T7">” :</text:span></text:p>
          <text:list>
            <text:list-item>
              <text:p text:style-name="P6"><text:a xlink:type="simple" xlink:href="https://support.google.com/googleplay/android-developer/answer/6112435?hl=fr"><text:span text:style-name="T4">https</text:span></text:a><text:a xlink:type="simple" xlink:href="https://support.google.com/googleplay/android-developer/answer/6112435?hl=fr"><text:span text:style-name="T4">://</text:span></text:a><text:a xlink:type="simple" xlink:href="https://support.google.com/googleplay/android-developer/answer/6112435?hl=fr"><text:span text:style-name="T4">support</text:span></text:a><text:a xlink:type="simple" xlink:href="https://support.google.com/googleplay/android-developer/answer/6112435?hl=fr"><text:span text:style-name="T4">.</text:span></text:a><text:a xlink:type="simple" xlink:href="https://support.google.com/googleplay/android-developer/answer/6112435?hl=fr"><text:span text:style-name="T4">google</text:span></text:a><text:a xlink:type="simple" xlink:href="https://support.google.com/googleplay/android-developer/answer/6112435?hl=fr"><text:span text:style-name="T4">.</text:span></text:a><text:a xlink:type="simple" xlink:href="https://support.google.com/googleplay/android-developer/answer/6112435?hl=fr"><text:span text:style-name="T4">com</text:span></text:a><text:a xlink:type="simple" xlink:href="https://support.google.com/googleplay/android-developer/answer/6112435?hl=fr"><text:span text:style-name="T4">/</text:span></text:a><text:a xlink:type="simple" xlink:href="https://support.google.com/googleplay/android-developer/answer/6112435?hl=fr"><text:span text:style-name="T4">googleplay</text:span></text:a><text:a xlink:type="simple" xlink:href="https://support.google.com/googleplay/android-developer/answer/6112435?hl=fr"><text:span text:style-name="T4">/</text:span></text:a><text:a xlink:type="simple" xlink:href="https://support.google.com/googleplay/android-developer/answer/6112435?hl=fr"><text:span text:style-name="T4">android</text:span></text:a><text:a xlink:type="simple" xlink:href="https://support.google.com/googleplay/android-developer/answer/6112435?hl=fr"><text:span text:style-name="T4">-</text:span></text:a><text:a xlink:type="simple" xlink:href="https://support.google.com/googleplay/android-developer/answer/6112435?hl=fr"><text:span text:style-name="T4">developer</text:span></text:a><text:a xlink:type="simple" xlink:href="https://support.google.com/googleplay/android-developer/answer/6112435?hl=fr"><text:span text:style-name="T4">/</text:span></text:a><text:a xlink:type="simple" xlink:href="https://support.google.com/googleplay/android-developer/answer/6112435?hl=fr"><text:span text:style-name="T4">answer</text:span></text:a><text:a xlink:type="simple" xlink:href="https://support.google.com/googleplay/android-developer/answer/6112435?hl=fr"><text:span text:style-name="T4">/6112435?</text:span></text:a><text:a xlink:type="simple" xlink:href="https://support.google.com/googleplay/android-developer/answer/6112435?hl=fr"><text:span text:style-name="T4">hl</text:span></text:a><text:a xlink:type="simple" xlink:href="https://support.google.com/googleplay/android-developer/answer/6112435?hl=fr"><text:span text:style-name="T4">=</text:span></text:a><text:a xlink:type="simple" xlink:href="https://support.google.com/googleplay/android-developer/answer/6112435?hl=fr"><text:span text:style-name="T4">fr</text:span></text:a><text:span text:style-name="T7"><text:line-break/></text:span></text:p>
            </text:list-item>
            <text:list-item>
              <text:p text:style-name="P6"><text:span text:style-name="T7">doc</text:span><text:span text:style-name="T7"> (</text:span><text:span text:style-name="T7">en</text:span><text:span text:style-name="T7">):<text:line-break/></text:span><text:a xlink:type="simple" xlink:href="https://developer.android.com/distribute/googleplay/developer-console.html"><text:span text:style-name="T4">https</text:span></text:a><text:a xlink:type="simple" xlink:href="https://developer.android.com/distribute/googleplay/developer-console.html"><text:span text:style-name="T4">://</text:span></text:a><text:a xlink:type="simple" xlink:href="https://developer.android.com/distribute/googleplay/developer-console.html"><text:span text:style-name="T4">developer</text:span></text:a><text:a xlink:type="simple" xlink:href="https://developer.android.com/distribute/googleplay/developer-console.html"><text:span text:style-name="T4">.</text:span></text:a><text:a xlink:type="simple" xlink:href="https://developer.android.com/distribute/googleplay/developer-console.html"><text:span text:style-name="T4">android</text:span></text:a><text:a xlink:type="simple" xlink:href="https://developer.android.com/distribute/googleplay/developer-console.html"><text:span text:style-name="T4">.</text:span></text:a><text:a xlink:type="simple" xlink:href="https://developer.android.com/distribute/googleplay/developer-console.html"><text:span text:style-name="T4">com</text:span></text:a><text:a xlink:type="simple" xlink:href="https://developer.android.com/distribute/googleplay/developer-console.html"><text:span text:style-name="T4">/</text:span></text:a><text:a xlink:type="simple" xlink:href="https://developer.android.com/distribute/googleplay/developer-console.html"><text:span text:style-name="T4">distribute</text:span></text:a><text:a xlink:type="simple" xlink:href="https://developer.android.com/distribute/googleplay/developer-console.html"><text:span text:style-name="T4">/</text:span></text:a><text:a xlink:type="simple" xlink:href="https://developer.android.com/distribute/googleplay/developer-console.html"><text:span text:style-name="T4">googleplay</text:span></text:a><text:a xlink:type="simple" xlink:href="https://developer.android.com/distribute/googleplay/developer-console.html"><text:span text:style-name="T4">/</text:span></text:a><text:a xlink:type="simple" xlink:href="https://developer.android.com/distribute/googleplay/developer-console.html"><text:span text:style-name="T4">developer</text:span></text:a><text:a xlink:type="simple" xlink:href="https://developer.android.com/distribute/googleplay/developer-console.html"><text:span text:style-name="T4">-</text:span></text:a><text:a xlink:type="simple" xlink:href="https://developer.android.com/distribute/googleplay/developer-console.html"><text:span text:style-name="T4">console</text:span></text:a><text:a xlink:type="simple" xlink:href="https://developer.android.com/distribute/googleplay/developer-console.html"><text:span text:style-name="T4">.</text:span></text:a><text:a xlink:type="simple" xlink:href="https://developer.android.com/distribute/googleplay/developer-console.html"><text:span text:style-name="T4">html</text:span></text:a><text:span text:style-name="T7"><text:line-break/></text:span></text:p>
            </text:list-item>
            <text:list-item>
              <text:p text:style-name="P6"><text:span text:style-name="T7">Se</text:span><text:span text:style-name="T7"> </text:span><text:span text:style-name="T7">connecter</text:span><text:span text:style-name="T7"> </text:span><text:span text:style-name="T7">avec</text:span><text:span text:style-name="T7"> <text:s/></text:span><text:a xlink:type="simple" xlink:href="mailto:cordosample@gmail.com"><text:span text:style-name="T3">cordosample</text:span></text:a><text:a xlink:type="simple" xlink:href="mailto:cordosample@gmail.com"><text:span text:style-name="T3">@</text:span></text:a><text:a xlink:type="simple" xlink:href="mailto:cordosample@gmail.com"><text:span text:style-name="T3">gmail</text:span></text:a><text:a xlink:type="simple" xlink:href="mailto:cordosample@gmail.com"><text:span text:style-name="T3">.</text:span></text:a><text:a xlink:type="simple" xlink:href="mailto:cordosample@gmail.com"><text:span text:style-name="T3">com</text:span></text:a> &amp; clavier+2015<text:line-break/></text:p>
            </text:list-item>
            <text:list-item>
              <text:p text:style-name="P6"><text:span text:style-name="T7">Création</text:span><text:span text:style-name="T7"> </text:span><text:span text:style-name="T7">d</text:span><text:span text:style-name="T7">’</text:span><text:span text:style-name="T7">un</text:span><text:span text:style-name="T7"> </text:span><text:span text:style-name="T7">compte</text:span><text:span text:style-name="T7"> “</text:span><text:span text:style-name="T8">développeur</text:span><text:span text:style-name="T7">”<text:line-break/></text:span><text:a xlink:type="simple" xlink:href="https://play.google.com/apps/publish/signup/"><text:span text:style-name="T4">https</text:span></text:a><text:a xlink:type="simple" xlink:href="https://play.google.com/apps/publish/signup/"><text:span text:style-name="T4">://</text:span></text:a><text:a xlink:type="simple" xlink:href="https://play.google.com/apps/publish/signup/"><text:span text:style-name="T4">play</text:span></text:a><text:a xlink:type="simple" xlink:href="https://play.google.com/apps/publish/signup/"><text:span text:style-name="T4">.</text:span></text:a><text:a xlink:type="simple" xlink:href="https://play.google.com/apps/publish/signup/"><text:span text:style-name="T4">google</text:span></text:a><text:a xlink:type="simple" xlink:href="https://play.google.com/apps/publish/signup/"><text:span text:style-name="T4">.</text:span></text:a><text:a xlink:type="simple" xlink:href="https://play.google.com/apps/publish/signup/"><text:span text:style-name="T4">com</text:span></text:a><text:a xlink:type="simple" xlink:href="https://play.google.com/apps/publish/signup/"><text:span text:style-name="T4">/</text:span></text:a><text:a xlink:type="simple" xlink:href="https://play.google.com/apps/publish/signup/"><text:span text:style-name="T4">apps</text:span></text:a><text:a xlink:type="simple" xlink:href="https://play.google.com/apps/publish/signup/"><text:span text:style-name="T4">/</text:span></text:a><text:a xlink:type="simple" xlink:href="https://play.google.com/apps/publish/signup/"><text:span text:style-name="T4">publish</text:span></text:a><text:a xlink:type="simple" xlink:href="https://play.google.com/apps/publish/signup/"><text:span text:style-name="T4">/</text:span></text:a><text:a xlink:type="simple" xlink:href="https://play.google.com/apps/publish/signup/"><text:span text:style-name="T4">signup</text:span></text:a><text:a xlink:type="simple" xlink:href="https://play.google.com/apps/publish/signup/"><text:span text:style-name="T4">/</text:span></text:a><text:span text:style-name="T7"><text:line-break/>...</text:span><text:span text:style-name="T7">Et</text:span><text:span text:style-name="T7"> </text:span><text:span text:style-name="T7">là</text:span><text:span text:style-name="T7"> </text:span><text:span text:style-name="T7">il</text:span><text:span text:style-name="T7"> </text:span><text:span text:style-name="T7">faut</text:span><text:span text:style-name="T7"> </text:span><text:span text:style-name="T7">préparer</text:span><text:span text:style-name="T7"> 25 </text:span><text:span text:style-name="T7">US</text:span><text:span text:style-name="T7">$ ! 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1.27cm" text:min-label-width="1.905cm"/>
      </text:list-level-style-bullet>
      <text:list-level-style-bullet text:level="2" text:style-name="List4Level1" text:bullet-char="○">
        <style:list-level-properties text:space-before="2.54cm" text:min-label-width="1.905cm"/>
      </text:list-level-style-bullet>
      <text:list-level-style-bullet text:level="3" text:style-name="List4Level2" text:bullet-char="■">
        <style:list-level-properties text:space-before="4.127cm" text:min-label-width="1.588cm"/>
      </text:list-level-style-bullet>
      <text:list-level-style-bullet text:level="4" text:style-name="List4Level3" text:bullet-char="●">
        <style:list-level-properties text:space-before="5.08cm" text:min-label-width="1.905cm"/>
      </text:list-level-style-bullet>
      <text:list-level-style-bullet text:level="5" text:style-name="List4Level4" text:bullet-char="○">
        <style:list-level-properties text:space-before="6.35cm" text:min-label-width="1.905cm"/>
      </text:list-level-style-bullet>
      <text:list-level-style-bullet text:level="6" text:style-name="List4Level5" text:bullet-char="■">
        <style:list-level-properties text:space-before="7.937cm" text:min-label-width="1.588cm"/>
      </text:list-level-style-bullet>
      <text:list-level-style-bullet text:level="7" text:style-name="List4Level6" text:bullet-char="●">
        <style:list-level-properties text:space-before="8.89cm" text:min-label-width="1.905cm"/>
      </text:list-level-style-bullet>
      <text:list-level-style-bullet text:level="8" text:style-name="List4Level7" text:bullet-char="○">
        <style:list-level-properties text:space-before="10.16cm" text:min-label-width="1.905cm"/>
      </text:list-level-style-bullet>
      <text:list-level-style-bullet text:level="9" text:style-name="List4Level8" text:bullet-char="■">
        <style:list-level-properties text:space-before="11.747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54cm" fo:margin-bottom="2.54cm" fo:margin-left="1.24cm" fo:margin-right="1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/>
    <meta:initial-creator/>
    <dc:creator>jean michel delettre</dc:creator>
    <meta:editing-cycles>2</meta:editing-cycles>
    <meta:document-statistic meta:table-count="0" meta:image-count="0" meta:object-count="0" meta:page-count="1" meta:paragraph-count="15" meta:word-count="105" meta:character-count="1143"/>
    <dc:date>2015-03-04T17:12:21.45</dc:date>
    <meta:editing-duration>PT00H02M01S</meta:editing-duration>
  </office:meta>
</office:document-meta>
</file>